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333b3" officeooo:paragraph-rsid="004333b3"/>
    </style:style>
    <style:style style:name="P25" style:family="paragraph" style:parent-style-name="Text_20_body">
      <style:text-properties officeooo:rsid="0044e491" officeooo:paragraph-rsid="0044e491"/>
    </style:style>
    <style:style style:name="P26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27" style:family="paragraph" style:parent-style-name="Text_20_body">
      <style:text-properties officeooo:rsid="003ea110" officeooo:paragraph-rsid="003ea110"/>
    </style:style>
    <style:style style:name="P28" style:family="paragraph" style:parent-style-name="Text_20_body">
      <style:text-properties officeooo:rsid="0044e491" officeooo:paragraph-rsid="0044e491"/>
    </style:style>
    <style:style style:name="P29" style:family="paragraph" style:parent-style-name="Text_20_body">
      <style:text-properties officeooo:rsid="0046a84f" officeooo:paragraph-rsid="0046a84f"/>
    </style:style>
    <style:style style:name="P30" style:family="paragraph" style:parent-style-name="Text_20_body">
      <style:text-properties officeooo:paragraph-rsid="0046a84f"/>
    </style:style>
    <style:style style:name="P31" style:family="paragraph" style:parent-style-name="Text_20_body">
      <style:text-properties officeooo:rsid="0048ac7b" officeooo:paragraph-rsid="0048ac7b"/>
    </style:style>
    <style:style style:name="P32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33" style:family="paragraph" style:parent-style-name="Heading_20_2">
      <style:text-properties officeooo:rsid="0026cf26" officeooo:paragraph-rsid="0026cf26"/>
    </style:style>
    <style:style style:name="P34" style:family="paragraph" style:parent-style-name="Heading_20_2">
      <style:text-properties officeooo:rsid="0029c71f" officeooo:paragraph-rsid="0029c71f"/>
    </style:style>
    <style:style style:name="P35" style:family="paragraph" style:parent-style-name="Heading_20_2">
      <style:text-properties officeooo:rsid="001be0c3" officeooo:paragraph-rsid="001be0c3"/>
    </style:style>
    <style:style style:name="P36" style:family="paragraph" style:parent-style-name="Heading_20_2">
      <style:text-properties officeooo:rsid="001d65db" officeooo:paragraph-rsid="001d65db"/>
    </style:style>
    <style:style style:name="P37" style:family="paragraph" style:parent-style-name="Heading_20_2">
      <style:text-properties officeooo:rsid="003c7e1b" officeooo:paragraph-rsid="003c7e1b"/>
    </style:style>
    <style:style style:name="P38" style:family="paragraph" style:parent-style-name="Heading_20_3">
      <style:text-properties officeooo:rsid="002112bf" officeooo:paragraph-rsid="002daecc"/>
    </style:style>
    <style:style style:name="P39" style:family="paragraph" style:parent-style-name="Heading_20_3">
      <style:text-properties officeooo:rsid="002112bf" officeooo:paragraph-rsid="002bbf90"/>
    </style:style>
    <style:style style:name="P40" style:family="paragraph" style:parent-style-name="Heading_20_3">
      <style:text-properties officeooo:rsid="002112bf" officeooo:paragraph-rsid="0029c71f"/>
    </style:style>
    <style:style style:name="P41" style:family="paragraph" style:parent-style-name="Heading_20_3">
      <style:text-properties officeooo:rsid="002112bf" officeooo:paragraph-rsid="002f1392"/>
    </style:style>
    <style:style style:name="P42" style:family="paragraph" style:parent-style-name="Heading_20_3">
      <style:text-properties officeooo:rsid="002112bf" officeooo:paragraph-rsid="002112bf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officeooo:rsid="0046a84f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5" style:family="text">
      <style:text-properties fo:font-variant="normal" fo:text-transform="none" fo:color="#333333" style:font-name="courier" fo:font-size="9.75pt" fo:letter-spacing="normal" fo:font-style="normal" fo:font-weight="normal" officeooo:rsid="0046a84f"/>
    </style:style>
    <style:style style:name="T26" style:family="text">
      <style:text-properties officeooo:rsid="00478d56"/>
    </style:style>
    <style:style style:name="T27" style:family="text">
      <style:text-properties officeooo:rsid="0048ac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OS <text:span text:style-name="T10">Log</text:span> for V2-Mini</text:p>
      <text:p text:style-name="P3"><text:span text:style-name="T1">Contributors:</text:span><text:span text:style-name="T7"> Jon Moore, ...</text:span></text:p>
      <text:h text:style-name="P33" text:outline-level="2">GitHub</text:h>
      <text:p text:style-name="P7"><text:a xlink:type="simple" xlink:href="https://github.com/v2-mini/v2-mini-robot">https://github.com/v2-mini/v2-mini-robot</text:a> </text:p>
      <text:h text:style-name="P34" text:outline-level="2">ROS Indigo</text:h>
      <text:h text:style-name="P38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35" text:outline-level="2">R200 RealSense Camera</text:h>
      <text:h text:style-name="P39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36" text:outline-level="2">Arduino</text:h>
      <text:h text:style-name="P40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1" text:outline-level="3">Oct <text:span text:style-name="T11">6</text:span><text:span text:style-name="T3">th</text:span>:</text:h>
      <text:p text:style-name="P9">- </text:p>
      <text:h text:style-name="P36" text:outline-level="2"><text:soft-page-break/>Ultrasonic Sensors</text:h>
      <text:h text:style-name="P42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32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5">To view logging:</text:p>
      <text:p text:style-name="P25">$ rosrun rqt_logger_level rqt_logger_level</text:p>
      <text:p text:style-name="P25">$ rosrun rqt_console rqt_console</text:p>
      <text:p text:style-name="P25"/>
      <text:p text:style-name="P29">For remote ROS (from a laptop):</text:p>
      <text:p text:style-name="P29">$ ssh <text:a xlink:type="simple" xlink:href="mailto:v2-mini@v2-mini">v2-mini@v2-mini</text:a></text:p>
      <text:p text:style-name="P30"><text:span text:style-name="T23">$ </text:span><text:span text:style-name="T24">export ROS_MASTER_URI=</text:span><text:a xlink:type="simple" xlink:href="http://v2-mini:11311/">http://</text:a><text:a xlink:type="simple" xlink:href="http://v2-mini:11311/"><text:span text:style-name="T25">v2-mini</text:span></text:a><text:a xlink:type="simple" xlink:href="http://v2-mini:11311/"><text:span text:style-name="T24">:11311</text:span></text:a></text:p>
      <text:p text:style-name="P29">$ roscore</text:p>
      <text:p text:style-name="P29">- open another terminal and ssh in again and start the nodes.</text:p>
      <text:p text:style-name="P29">- open another terminal and start the laptop nodes (ie the controller).</text:p>
      <text:p text:style-name="P29">- <text:span text:style-name="T26">need to export ROS_MASTER_URI on every new terminal.</text:span></text:p>
      <text:p text:style-name="P29">- <text:span text:style-name="T27">to start the controller on the laptop:</text:span></text:p>
      <text:p text:style-name="P31">$ source &lt;ws&gt;/devel/setup.bash</text:p>
      <text:p text:style-name="P31">$ rosrun v2mini_motion motion_control _control:=remote</text:p>
      <text:p text:style-name="P29"/>
      <text:h text:style-name="P37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soft-page-break/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06T16:42:58.422802518</dc:date>
    <meta:editing-duration>PT13H32M32S</meta:editing-duration>
    <meta:editing-cycles>41</meta:editing-cycles>
    <meta:document-statistic meta:table-count="0" meta:image-count="0" meta:object-count="0" meta:page-count="4" meta:paragraph-count="76" meta:word-count="361" meta:character-count="2958" meta:non-whitespace-character-count="2644"/>
  </office:meta>
</office:document-meta>
</file>